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62cm" style:rel-column-width="10766*"/>
    </style:style>
    <style:style style:name="Tabela1.B" style:family="table-column">
      <style:table-column-properties style:column-width="3.23cm" style:rel-column-width="14121*"/>
    </style:style>
    <style:style style:name="Tabela1.C" style:family="table-column">
      <style:table-column-properties style:column-width="9.296cm" style:rel-column-width="40648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Ass_5f_Title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7" style:family="paragraph" style:parent-style-name="AssM_5f_Name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text-underline-style="solid" style:text-underline-width="auto" style:text-underline-color="font-color" style:font-name-asian="Courier New2" style:font-size-asian="10pt" style:font-name-complex="Courier New2" style:font-size-complex="10pt"/>
    </style:style>
    <style:style style:name="P8" style:family="paragraph" style:parent-style-name="AssM_5f_Name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9" style:family="paragraph" style:parent-style-name="AssP_5f_Name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10" style:family="paragraph" style:parent-style-name="Interface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3" style:family="text">
      <style:text-properties fo:color="#000000" style:font-name="Courier New2" fo:font-size="10pt" fo:language="en" fo:country="US" style:font-name-asian="Courier New2" style:font-size-asian="10pt" style:font-name-complex="Courier New2" style:font-size-complex="10pt"/>
    </style:style>
    <style:style style:name="T4" style:family="text"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T5" style:family="text">
      <style:text-properties fo:color="#2a00ff" style:font-name="Courier New2" fo:font-size="10pt" fo:language="en" fo:country="US" style:font-name-asian="Courier New2" style:font-size-asian="10pt" style:font-name-complex="Courier New2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Label_5f_Ass">Title</text:p>
          </table:table-cell>
          <table:table-cell table:style-name="Tabela1.B1" table:number-columns-spanned="2" office:value-type="string">
            <text:p text:style-name="P6">IQuestionChooserEvaluator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Id</text:p>
          </table:table-cell>
          <table:table-cell table:style-name="Tabela1.B1" table:number-columns-spanned="2" office:value-type="string">
            <text:p text:style-name="Ass_5f_Id"><text:span text:style-name="T2">&lt;http://purl.org/dcc/pt.c03ensaios.gnrpack.</text:span><text:span text:style-name="T5">IQuestionChooser</text:span><text:span text:style-name="T2">&gt;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Author</text:p>
          </table:table-cell>
          <table:table-cell table:style-name="Tabela1.B1" table:number-columns-spanned="2" office:value-type="string">
            <text:p text:style-name="Ass_5f_Author">Gabriell Orisaka e Rodolfo Araujo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Description</text:p>
          </table:table-cell>
          <table:table-cell table:style-name="Tabela1.B1" table:number-columns-spanned="2" office:value-type="string">
            <text:p text:style-name="Ass_5f_Description">Interface para 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Methods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7">register</text:p>
          </table:table-cell>
          <table:table-cell table:style-name="Tabela1.B1" table:number-columns-spanned="2" office:value-type="string">
            <text:p text:style-name="AssM_5f_Description">Cadastra um objeto do tipo <text:span text:style-name="T4">IquestionChooser 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9">IQuestionChooser</text:p>
          </table:table-cell>
          <table:table-cell table:style-name="Tabela1.B1" office:value-type="string">
            <text:p text:style-name="AssP_5f_Description">Interface para classe de escolher a melhor questão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/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8">evaluate</text:p>
          </table:table-cell>
          <table:table-cell table:style-name="Tabela1.B1" table:number-columns-spanned="2" office:value-type="string">
            <text:p text:style-name="AssM_5f_Description">Avalia os objetos cadastrados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Name"/>
          </table:table-cell>
          <table:table-cell table:style-name="Tabela1.B1" office:value-type="string">
            <text:p text:style-name="AssP_5f_Description"/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 <text:span text:style-name="T4">Vector&lt;Integer&gt;</text:span></text:p>
          </table:table-cell>
          <table:table-cell table:style-name="Tabela1.B1" office:value-type="string">
            <text:p text:style-name="AssP_5f_Description">Vector com os valores da avaliação de cada um dos objetos cadastrados. Caso não exista objeto cadastrado, retorna null;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P_5f_Name"/>
          </table:table-cell>
          <table:table-cell table:style-name="Tabela1.B1" table:number-columns-spanned="2" office:value-type="string">
            <text:p text:style-name="AssP_5f_Description"/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/>
          </table:table-cell>
          <table:table-cell table:style-name="Tabela1.B1" office:value-type="string">
            <text:p text:style-name="AssP_5f_Description"/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UML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4"/>
            <text:p text:style-name="P3"/>
            <text:p text:style-name="AssU_5f_Diagram"/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13T14:42:14.94</dc:date>
    <meta:editing-cycles>15</meta:editing-cycles>
    <meta:editing-duration>PT574H48M27S</meta:editing-duration>
    <meta:generator>BrOffice.org/3.2$Win32 OpenOffice.org_project/320m18$Build-9502</meta:generator>
    <meta:document-statistic meta:table-count="1" meta:image-count="0" meta:object-count="0" meta:page-count="1" meta:paragraph-count="20" meta:word-count="61" meta:character-count="500"/>
    <meta:user-defined meta:name="Template Id">http://purl.org/inloco/dcc/interface-specification</meta:user-defined>
  </office:meta>
</office:document-meta>
</file>